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96.75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RGBSVid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Red Keg Technologies RGB to Svideo adap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leased under the TAPR Open Hardware License (www.tapr.org/OH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ouser r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UI_PJ-10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J-102A</text:p>
          </table:table-cell>
          <table:table-cell office:value-type="string" calcext:value-type="string">
            <text:p>490-PJ-102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2,C11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80-C0603C105M4V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C4,C5,C6,C8,C10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80-C0603C104M5R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 pF</text:p>
          </table:table-cell>
          <table:table-cell office:value-type="string" calcext:value-type="string">
            <text:p>603-C0603JRNPO9BN330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603-CC603JRNPO9BN3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963-TMK063CG180JT-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BEADC1608X95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M18AG102SZ1D</text:p>
          </table:table-cell>
          <table:table-cell office:value-type="string" calcext:value-type="string">
            <text:p>81-BLM18AG102SZ1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T65P210X110-6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2G04GW,125</text:p>
          </table:table-cell>
          <table:table-cell office:value-type="string" calcext:value-type="string">
            <text:p>771-74LVC2G04GW-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</text:p>
          </table:table-cell>
          <table:table-cell office:value-type="float" office:value="1523409" calcext:value-type="float">
            <text:p>1523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52-34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JRAN1X1U03A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JRAN1X1U03AUX</text:p>
          </table:table-cell>
          <table:table-cell office:value-type="string" calcext:value-type="string">
            <text:p>502-PJRAN1X1U04AU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,R2,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1-CRCW060375R0FKEA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03-RC0603FR-071M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652-CR0603-FX2000EL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6,R7,R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03-RC0603FR-07300R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9,R10,R1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603-RC0603FR-07374R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723A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23ARUZ</text:p>
          </table:table-cell>
          <table:table-cell office:value-type="string" calcext:value-type="string">
            <text:p>584-AD723ARU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HC49-SD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34 475 MHz 18 pF</text:p>
          </table:table-cell>
          <table:table-cell office:value-type="string" calcext:value-type="string">
            <text:p>695-HC49US-177-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H</text:p>
          </table:table-cell>
          <table:table-cell office:value-type="string" calcext:value-type="string">
            <text:p>963-LB2012T680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UI_MD-40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-40FC</text:p>
          </table:table-cell>
          <table:table-cell office:value-type="string" calcext:value-type="string">
            <text:p>490-MD-40F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 for 10</text:p>
          </table:table-cell>
          <table:table-cell office:value-type="float" office:value="219.16" calcext:value-type="float">
            <text:p>219.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/00/0000</text:date>, <text:time style:data-style-name="N2" text:time-value="21:18:15.130844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21:19:17.865346980</dc:date>
    <meta:editing-duration>PT6M12S</meta:editing-duration>
    <meta:editing-cycles>3</meta:editing-cycles>
    <meta:generator>LibreOffice/5.1.6.2$Linux_X86_64 LibreOffice_project/10m0$Build-2</meta:generator>
    <meta:document-statistic meta:table-count="1" meta:cell-count="124" meta:object-count="0"/>
  </office:meta>
</office:document-meta>
</file>